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70000033F8CC40F796F5A74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shadow="visible" draw:shadow-offset-x="0.529cm" draw:shadow-offset-y="0.529cm" loext:shadow-blur="0.353cm" loext:glow-radius="0.706cm" loext:glow-color="#ffff00" loext:glow-transparenc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3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4.21cm" svg:x="0.001cm" svg:y="2.395cm">
          <draw:image xlink:href="Pictures/10000001000004570000033F8CC40F796F5A749F.png" xlink:type="simple" xlink:show="embed" xlink:actuate="onLoad" draw:mime-type="image/png">
            <text:p/>
          </draw:image>
        </draw:frame>
        <draw:custom-shape draw:style-name="gr2" draw:text-style-name="P2" draw:layer="layout" svg:width="3.75cm" svg:height="2.5cm" svg:x="15.25cm" svg:y="1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6T12:34:12.404878141</meta:creation-date>
    <dc:date>2024-01-29T13:47:59.453176703</dc:date>
    <meta:editing-duration>PT5M50S</meta:editing-duration>
    <meta:editing-cycles>4</meta:editing-cycles>
    <meta:generator>LibreOffice/7.3.7.2$Linux_X86_64 LibreOffice_project/30$Build-2</meta:generator>
    <meta:document-statistic meta:object-count="2"/>
  </office:meta>
</office:document-meta>
</file>